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e8e0" officeooo:paragraph-rsid="0010e8e0"/>
    </style:style>
    <style:style style:name="P2" style:family="paragraph" style:parent-style-name="Standard">
      <style:text-properties officeooo:rsid="0010e8e0" officeooo:paragraph-rsid="00161b5c"/>
    </style:style>
    <style:style style:name="P3" style:family="paragraph" style:parent-style-name="Standard">
      <style:paragraph-properties fo:text-align="center" style:justify-single-word="false"/>
      <style:text-properties fo:font-size="16pt" fo:font-weight="bold" officeooo:rsid="0010e8e0" officeooo:paragraph-rsid="0010e8e0" style:font-size-asian="16pt" style:font-weight-asian="bold" style:font-size-complex="16pt" style:font-weight-complex="bold"/>
    </style:style>
    <style:style style:name="P4" style:family="paragraph" style:parent-style-name="Standard">
      <style:text-properties fo:font-size="14pt" fo:font-style="italic" officeooo:rsid="0010e8e0" officeooo:paragraph-rsid="0010e8e0" style:font-size-asian="14pt" style:font-style-asian="italic" style:font-size-complex="14pt" style:font-style-complex="italic"/>
    </style:style>
    <style:style style:name="P5" style:family="paragraph" style:parent-style-name="Standard">
      <style:text-properties fo:font-size="14pt" fo:font-style="italic" officeooo:rsid="00167fbc" officeooo:paragraph-rsid="00167fbc" style:font-size-asian="14pt" style:font-style-asian="italic" style:font-size-complex="14pt" style:font-style-complex="italic"/>
    </style:style>
    <style:style style:name="P6" style:family="paragraph" style:parent-style-name="Standard">
      <style:text-properties fo:font-size="14pt" fo:font-style="italic" officeooo:rsid="00167fbc" officeooo:paragraph-rsid="001b53e2" style:font-size-asian="14pt" style:font-style-asian="italic" style:font-size-complex="14pt" style:font-style-complex="italic"/>
    </style:style>
    <style:style style:name="P7" style:family="paragraph" style:parent-style-name="Standard">
      <style:text-properties fo:font-size="14pt" fo:font-style="italic" officeooo:rsid="00167fbc" officeooo:paragraph-rsid="001dc10a" style:font-size-asian="14pt" style:font-style-asian="italic" style:font-size-complex="14pt" style:font-style-complex="italic"/>
    </style:style>
    <style:style style:name="P8" style:family="paragraph" style:parent-style-name="Standard">
      <style:text-properties fo:font-size="14pt" fo:font-style="italic" officeooo:rsid="00167fbc" officeooo:paragraph-rsid="001fcaaa" style:font-size-asian="14pt" style:font-style-asian="italic" style:font-size-complex="14pt" style:font-style-complex="italic"/>
    </style:style>
    <style:style style:name="P9" style:family="paragraph" style:parent-style-name="Standard">
      <style:text-properties fo:font-size="14pt" fo:font-style="italic" officeooo:rsid="00167fbc" officeooo:paragraph-rsid="00284e4f" style:font-size-asian="14pt" style:font-style-asian="italic" style:font-size-complex="14pt" style:font-style-complex="italic"/>
    </style:style>
    <style:style style:name="P10" style:family="paragraph" style:parent-style-name="Standard">
      <style:text-properties fo:font-size="14pt" fo:font-style="italic" officeooo:rsid="001fc0a2" officeooo:paragraph-rsid="001fc0a2" style:font-size-asian="14pt" style:font-style-asian="italic" style:font-size-complex="14pt" style:font-style-complex="italic"/>
    </style:style>
    <style:style style:name="P11" style:family="paragraph" style:parent-style-name="Standard">
      <style:text-properties fo:font-size="14pt" fo:font-style="italic" officeooo:rsid="0022e787" officeooo:paragraph-rsid="0026f209" style:font-size-asian="14pt" style:font-style-asian="italic" style:font-size-complex="14pt" style:font-style-complex="italic"/>
    </style:style>
    <style:style style:name="P12" style:family="paragraph" style:parent-style-name="Standard">
      <style:text-properties fo:font-size="14pt" fo:font-style="italic" officeooo:rsid="0024d55d" officeooo:paragraph-rsid="00271770" style:font-size-asian="14pt" style:font-style-asian="italic" style:font-size-complex="14pt" style:font-style-complex="italic"/>
    </style:style>
    <style:style style:name="P13" style:family="paragraph" style:parent-style-name="Standard">
      <style:text-properties fo:font-size="14pt" fo:font-style="italic" officeooo:rsid="002706db" officeooo:paragraph-rsid="002706db" style:font-size-asian="14pt" style:font-style-asian="italic" style:font-size-complex="14pt" style:font-style-complex="italic"/>
    </style:style>
    <style:style style:name="P14" style:family="paragraph" style:parent-style-name="Standard">
      <style:text-properties fo:font-size="14pt" fo:font-style="italic" officeooo:rsid="0028c782" officeooo:paragraph-rsid="0028c782" style:font-size-asian="14pt" style:font-style-asian="italic" style:font-size-complex="14pt" style:font-style-complex="italic"/>
    </style:style>
    <style:style style:name="P15" style:family="paragraph" style:parent-style-name="Standard">
      <style:text-properties officeooo:rsid="00128e17" officeooo:paragraph-rsid="00161b5c"/>
    </style:style>
    <style:style style:name="P16" style:family="paragraph" style:parent-style-name="Standard">
      <style:text-properties fo:font-size="12pt" fo:font-style="normal" officeooo:rsid="001baf3e" officeooo:paragraph-rsid="001b53e2" style:font-size-asian="12pt" style:font-style-asian="normal" style:font-size-complex="12pt" style:font-style-complex="normal"/>
    </style:style>
    <style:style style:name="P17" style:family="paragraph" style:parent-style-name="Standard">
      <style:text-properties fo:font-size="12pt" fo:font-style="normal" officeooo:rsid="001fcaaa" officeooo:paragraph-rsid="001fcaaa" style:font-size-asian="12pt" style:font-style-asian="normal" style:font-size-complex="12pt" style:font-style-complex="normal"/>
    </style:style>
    <style:style style:name="P18" style:family="paragraph" style:parent-style-name="Standard">
      <style:text-properties fo:font-size="12pt" fo:font-style="normal" officeooo:rsid="0022e787" officeooo:paragraph-rsid="0022e787" style:font-size-asian="12pt" style:font-style-asian="normal" style:font-size-complex="12pt" style:font-style-complex="normal"/>
    </style:style>
    <style:style style:name="P19" style:family="paragraph" style:parent-style-name="Standard">
      <style:text-properties fo:font-size="12pt" fo:font-style="normal" officeooo:rsid="00271770" officeooo:paragraph-rsid="00271770" style:font-size-asian="12pt" style:font-style-asian="normal" style:font-size-complex="12pt" style:font-style-complex="normal"/>
    </style:style>
    <style:style style:name="P20" style:family="paragraph" style:parent-style-name="Standard">
      <style:text-properties fo:font-size="12pt" fo:font-style="normal" officeooo:rsid="0024d55d" officeooo:paragraph-rsid="0024d55d" style:font-size-asian="12pt" style:font-style-asian="normal" style:font-size-complex="12pt" style:font-style-complex="normal"/>
    </style:style>
    <style:style style:name="P21" style:family="paragraph" style:parent-style-name="Standard">
      <style:text-properties fo:font-size="12pt" fo:font-style="normal" officeooo:rsid="002706db" officeooo:paragraph-rsid="002706db" style:font-size-asian="12pt" style:font-style-asian="normal" style:font-size-complex="12pt" style:font-style-complex="normal"/>
    </style:style>
    <style:style style:name="P22" style:family="paragraph" style:parent-style-name="Standard">
      <style:text-properties fo:font-size="12pt" fo:font-style="normal" officeooo:rsid="002727d2" officeooo:paragraph-rsid="002727d2" style:font-size-asian="12pt" style:font-style-asian="normal" style:font-size-complex="12pt" style:font-style-complex="normal"/>
    </style:style>
    <style:style style:name="P23" style:family="paragraph" style:parent-style-name="Standard">
      <style:text-properties fo:font-size="12pt" fo:font-style="normal" officeooo:rsid="002727d2" officeooo:paragraph-rsid="00284e4f" style:font-size-asian="12pt" style:font-style-asian="normal" style:font-size-complex="12pt" style:font-style-complex="normal"/>
    </style:style>
    <style:style style:name="P24" style:family="paragraph" style:parent-style-name="Standard">
      <style:text-properties fo:font-size="12pt" fo:font-style="normal" officeooo:rsid="0010e8e0" officeooo:paragraph-rsid="0010e8e0"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4pt" fo:font-style="italic" officeooo:rsid="0010e8e0" officeooo:paragraph-rsid="003949b1" style:font-size-asian="14pt" style:font-style-asian="italic" style:font-size-complex="14pt" style:font-style-complex="italic"/>
    </style:style>
    <style:style style:name="P26" style:family="paragraph" style:parent-style-name="Standard">
      <style:text-properties fo:font-size="14pt" fo:font-style="italic" officeooo:rsid="0010e8e0" officeooo:paragraph-rsid="003ca157" style:font-size-asian="14pt" style:font-style-asian="italic" style:font-size-complex="14pt" style:font-style-complex="italic"/>
    </style:style>
    <style:style style:name="P27" style:family="paragraph" style:parent-style-name="Standard">
      <style:text-properties officeooo:paragraph-rsid="002cf555"/>
    </style:style>
    <style:style style:name="P28" style:family="paragraph" style:parent-style-name="Standard">
      <style:text-properties officeooo:paragraph-rsid="0010e8e0"/>
    </style:style>
    <style:style style:name="P29" style:family="paragraph" style:parent-style-name="Standard">
      <style:paragraph-properties fo:text-align="justify" style:justify-single-word="false"/>
      <style:text-properties officeooo:paragraph-rsid="003737d1"/>
    </style:style>
    <style:style style:name="T1" style:family="text">
      <style:text-properties officeooo:rsid="00161b5c"/>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officeooo:rsid="00170d36" style:font-size-asian="12pt" style:font-style-asian="normal" style:font-size-complex="12pt" style:font-style-complex="normal"/>
    </style:style>
    <style:style style:name="T4" style:family="text">
      <style:text-properties fo:font-size="12pt" fo:font-style="normal" officeooo:rsid="001957c2" style:font-size-asian="12pt" style:font-style-asian="normal" style:font-size-complex="12pt" style:font-style-complex="normal"/>
    </style:style>
    <style:style style:name="T5" style:family="text">
      <style:text-properties fo:font-size="12pt" fo:font-style="normal" officeooo:rsid="001b53e2" style:font-size-asian="12pt" style:font-style-asian="normal" style:font-size-complex="12pt" style:font-style-complex="normal"/>
    </style:style>
    <style:style style:name="T6" style:family="text">
      <style:text-properties fo:font-size="12pt" fo:font-style="normal" officeooo:rsid="001b609d" style:font-size-asian="12pt" style:font-style-asian="normal" style:font-size-complex="12pt" style:font-style-complex="normal"/>
    </style:style>
    <style:style style:name="T7" style:family="text">
      <style:text-properties fo:font-size="12pt" fo:font-style="normal" officeooo:rsid="001baf3e" style:font-size-asian="12pt" style:font-style-asian="normal" style:font-size-complex="12pt" style:font-style-complex="normal"/>
    </style:style>
    <style:style style:name="T8" style:family="text">
      <style:text-properties fo:font-size="12pt" fo:font-style="normal" officeooo:rsid="001be98d" style:font-size-asian="12pt" style:font-style-asian="normal" style:font-size-complex="12pt" style:font-style-complex="normal"/>
    </style:style>
    <style:style style:name="T9" style:family="text">
      <style:text-properties fo:font-size="12pt" fo:font-style="normal" officeooo:rsid="001dc10a" style:font-size-asian="12pt" style:font-style-asian="normal" style:font-size-complex="12pt" style:font-style-complex="normal"/>
    </style:style>
    <style:style style:name="T10" style:family="text">
      <style:text-properties fo:font-size="12pt" fo:font-style="normal" officeooo:rsid="001fc0a2" style:font-size-asian="12pt" style:font-style-asian="normal" style:font-size-complex="12pt" style:font-style-complex="normal"/>
    </style:style>
    <style:style style:name="T11" style:family="text">
      <style:text-properties fo:font-size="12pt" fo:font-style="normal" officeooo:rsid="001fcaaa" style:font-size-asian="12pt" style:font-style-asian="normal" style:font-size-complex="12pt" style:font-style-complex="normal"/>
    </style:style>
    <style:style style:name="T12" style:family="text">
      <style:text-properties fo:font-size="12pt" fo:font-style="normal" officeooo:rsid="0021a550" style:font-size-asian="12pt" style:font-style-asian="normal" style:font-size-complex="12pt" style:font-style-complex="normal"/>
    </style:style>
    <style:style style:name="T13" style:family="text">
      <style:text-properties fo:font-size="12pt" fo:font-style="normal" officeooo:rsid="0024d55d" style:font-size-asian="12pt" style:font-style-asian="normal" style:font-size-complex="12pt" style:font-style-complex="normal"/>
    </style:style>
    <style:style style:name="T14" style:family="text">
      <style:text-properties fo:font-size="12pt" fo:font-style="normal" officeooo:rsid="002661c2" style:font-size-asian="12pt" style:font-style-asian="normal" style:font-size-complex="12pt" style:font-style-complex="normal"/>
    </style:style>
    <style:style style:name="T15" style:family="text">
      <style:text-properties fo:font-size="12pt" fo:font-style="normal" officeooo:rsid="0026f209" style:font-size-asian="12pt" style:font-style-asian="normal" style:font-size-complex="12pt" style:font-style-complex="normal"/>
    </style:style>
    <style:style style:name="T16" style:family="text">
      <style:text-properties fo:font-size="12pt" fo:font-style="normal" officeooo:rsid="00271770" style:font-size-asian="12pt" style:font-style-asian="normal" style:font-size-complex="12pt" style:font-style-complex="normal"/>
    </style:style>
    <style:style style:name="T17" style:family="text">
      <style:text-properties fo:font-size="12pt" fo:font-style="normal" officeooo:rsid="002727d2" style:font-size-asian="12pt" style:font-style-asian="normal" style:font-size-complex="12pt" style:font-style-complex="normal"/>
    </style:style>
    <style:style style:name="T18" style:family="text">
      <style:text-properties fo:font-size="12pt" fo:font-style="normal" officeooo:rsid="00284e4f" style:font-size-asian="12pt" style:font-style-asian="normal" style:font-size-complex="12pt" style:font-style-complex="normal"/>
    </style:style>
    <style:style style:name="T19" style:family="text">
      <style:text-properties fo:font-size="12pt" fo:font-style="normal" officeooo:rsid="002bc885" style:font-size-asian="12pt" style:font-style-asian="normal" style:font-size-complex="12pt" style:font-style-complex="normal"/>
    </style:style>
    <style:style style:name="T20" style:family="text">
      <style:text-properties fo:font-size="12pt" fo:font-style="normal" officeooo:rsid="0010e8e0" style:font-size-asian="12pt" style:font-style-asian="normal" style:font-size-complex="12pt" style:font-style-complex="normal"/>
    </style:style>
    <style:style style:name="T21" style:family="text">
      <style:text-properties fo:font-size="12pt" fo:font-style="normal" officeooo:rsid="002eecfa" style:font-size-asian="12pt" style:font-style-asian="normal" style:font-size-complex="12pt" style:font-style-complex="normal"/>
    </style:style>
    <style:style style:name="T22" style:family="text">
      <style:text-properties fo:font-size="12pt" fo:font-style="normal" officeooo:rsid="0032d0b1" style:font-size-asian="12pt" style:font-style-asian="normal" style:font-size-complex="12pt" style:font-style-complex="normal"/>
    </style:style>
    <style:style style:name="T23" style:family="text">
      <style:text-properties fo:font-size="12pt" fo:font-style="normal" officeooo:rsid="00338495" style:font-size-asian="12pt" style:font-style-asian="normal" style:font-size-complex="12pt" style:font-style-complex="normal"/>
    </style:style>
    <style:style style:name="T24" style:family="text">
      <style:text-properties fo:font-size="12pt" fo:font-style="normal" officeooo:rsid="0034a467" style:font-size-asian="12pt" style:font-style-asian="normal" style:font-size-complex="12pt" style:font-style-complex="normal"/>
    </style:style>
    <style:style style:name="T25" style:family="text">
      <style:text-properties fo:font-size="12pt" fo:font-style="normal" officeooo:rsid="0035b1b7" style:font-size-asian="12pt" style:font-style-asian="normal" style:font-size-complex="12pt" style:font-style-complex="normal"/>
    </style:style>
    <style:style style:name="T26" style:family="text">
      <style:text-properties fo:font-size="12pt" fo:font-style="normal" officeooo:rsid="0037fa97" style:font-size-asian="12pt" style:font-style-asian="normal" style:font-size-complex="12pt" style:font-style-complex="normal"/>
    </style:style>
    <style:style style:name="T27" style:family="text">
      <style:text-properties fo:font-size="12pt" fo:font-style="normal" officeooo:rsid="003949b1" style:font-size-asian="12pt" style:font-style-asian="normal" style:font-size-complex="12pt" style:font-style-complex="normal"/>
    </style:style>
    <style:style style:name="T28" style:family="text">
      <style:text-properties fo:font-size="12pt" fo:font-style="normal" officeooo:rsid="003b1249" style:font-size-asian="12pt" style:font-style-asian="normal" style:font-size-complex="12pt" style:font-style-complex="normal"/>
    </style:style>
    <style:style style:name="T29" style:family="text">
      <style:text-properties fo:font-size="12pt" fo:font-style="normal" officeooo:rsid="003ca157" style:font-size-asian="12pt" style:font-style-asian="normal" style:font-size-complex="12pt" style:font-style-complex="normal"/>
    </style:style>
    <style:style style:name="T30" style:family="text">
      <style:text-properties fo:font-size="12pt" fo:font-style="normal" officeooo:rsid="003dc947"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ize="12pt" officeooo:rsid="003ca157" style:font-size-asian="12pt" style:font-size-complex="12pt"/>
    </style:style>
    <style:style style:name="T33" style:family="text">
      <style:text-properties officeooo:rsid="001baf3e"/>
    </style:style>
    <style:style style:name="T34" style:family="text">
      <style:text-properties officeooo:rsid="001fcaaa"/>
    </style:style>
    <style:style style:name="T35" style:family="text">
      <style:text-properties fo:font-size="14pt" fo:font-style="italic" officeooo:rsid="0010e8e0" style:font-size-asian="14pt" style:font-style-asian="italic" style:font-size-complex="14pt" style:font-style-complex="italic"/>
    </style:style>
    <style:style style:name="T36" style:family="text">
      <style:text-properties fo:font-size="14pt" fo:font-style="italic" officeooo:rsid="002cf555" style:font-size-asian="14pt" style:font-style-asian="italic" style:font-size-complex="14pt" style:font-style-complex="italic"/>
    </style:style>
    <style:style style:name="T37" style:family="text">
      <style:text-properties officeooo:rsid="003ca1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oul National University NAS Parallel Benchmarks (SNU NPB) parallelisability study</text:p>
      <text:p text:style-name="P1"/>
      <text:p text:style-name="P27"><text:span text:style-name="T35">BT </text:span><text:span text:style-name="T36">(Block Tridiagonal) benchmark</text:span></text:p>
      <text:p text:style-name="P28"><text:span text:style-name="T36"/></text:p>
      <text:p text:style-name="P29"><text:span text:style-name="T20"><text:tab/></text:span><text:span text:style-name="T21">Generally almost all the loops in the benchmark are parallelisible. Compiler tackles them quite well. </text:span><text:span text:style-name="T26">Preliminary inlining optimization enables compiler to parallelise and vectorize a much wider range of loops, present in the benchmark. </text:span><text:span text:style-name="T21"><text:s/></text:span></text:p>
      <text:p text:style-name="P29"><text:span text:style-name="T23"><text:tab/>File </text:span><text:span text:style-name="T21">exact_rhs.c </text:span><text:span text:style-name="T23">contains a bunch of very similar, almost identical parallel loops.</text:span><text:span text:style-name="T21"> <text:s/>There are seemingly non-parallelisible loops with added OpenMP pragmas (exact_rhs.c(66,68,162,164). Intel compiler catches existent cross iteration dependencies in these loops. It seems, that </text:span><text:span text:style-name="T22">a</text:span><text:span text:style-name="T21"> programmer relied on the </text:span><text:span text:style-name="T24">non-overlapping </text:span><text:span text:style-name="T21">timing of loop iterations when putting OpenMP pragmas in front of them, </text:span><text:span text:style-name="T25">which is generally is not a safe practice</text:span><text:span text:style-name="T21">.</text:span></text:p>
      <text:p text:style-name="P25"><text:tab/> <text:span text:style-name="T23">File </text:span><text:span text:style-name="T27">initialize</text:span><text:span text:style-name="T21">.c </text:span><text:span text:style-name="T27">also contains the same timing relying loops as the file </text:span><text:span text:style-name="T21">exact_rhs.c </text:span><text:span text:style-name="T27">does. All these loops can be parallelised if we declare all dependence carrying array variables as private for every thread (alike OpenMP private() clause). </text:span><text:span text:style-name="T28">It seems hard for the compiler to do it automatically. </text:span><text:span text:style-name="T27"><text:s/></text:span></text:p>
      <text:p text:style-name="P26"><text:tab/><text:span text:style-name="T37">BT/src/rhs.c</text:span></text:p>
      <text:p text:style-name="P26"><text:span text:style-name="T37"><text:tab/></text:span><text:span text:style-name="T29">Contains a lot of same looking loops. </text:span><text:span text:style-name="T30">Loop rhs.c(202) is wrongfully preceded with OpenMP pragma. Programmer must have relied on the non-overlapping timing of loop iterations here as well. <text:s/></text:span><text:span text:style-name="T29"><text:s/></text:span><text:span text:style-name="T2"><text:tab/></text:span></text:p>
      <text:p text:style-name="P24"/>
      <text:p text:style-name="P4"/>
      <text:p text:style-name="P2"><text:tab/>Almost all loops resemble each other very closely. There are some sequential while loops <text:span text:style-name="T1">in</text:span> the main() function <text:span text:style-name="T1">of bt.c file</text:span>, which operate with sequential input and output streams. </text:p>
      <text:p text:style-name="P15"><text:tab/>There are unrolled-like loop source code snippets in files solve_subs.c, set_constants.c. Compiler replaces these unrolled regions with memcopy or with loops, which it cannot ultimately parallelise. </text:p>
      <text:p text:style-name="P15"><text:tab/>Files x_solve.c, y_solve.c, z_solve.c consist of identical loops, which operate on different multi-dimensional arrays in a parallel fashion. Parallelisability is only constrained by the function calls present in the loop bodies. Function inlining techniques turn all these massive loops into parallelisible ones.</text:p>
      <text:p text:style-name="P5"/>
      <text:p text:style-name="P5">CG</text:p>
      <text:p text:style-name="P6"><text:tab/><text:span text:style-name="T4">CG benchmark has a more diverse loops with minimal amount of function calls in loop bodies. Loop parallelisability is constrained by irregular array accesses. Array pointing indecies </text:span><text:span text:style-name="T5">are loaded from the memory and hence introduce all kinds of (true, anti, output) dependencies between may-intersect iterations. Another complicating factor in the benchmark is the </text:span><text:span text:style-name="T3">while loops with unidentified control condition. </text:span></text:p>
      <text:p text:style-name="P6"><text:span text:style-name="T3"><text:tab/></text:span><text:span text:style-name="T6">There are loops with cross iteration dependencies as well in this benchmark. </text:span><text:span text:style-name="T7">Loops which are not parallelised by intel compiler because, they are considered to have too complex control flow and are not a parallelisation candidates. </text:span><text:span text:style-name="T8">Loop with multiple exits cannot be vectorized. Could not identify loop control variable. </text:span></text:p>
      <text:p text:style-name="P16"/>
      <text:p text:style-name="P10"><text:span text:style-name="T33">D</text:span>C <text:span text:style-name="T34">(Data Cube operator)</text:span></text:p>
      <text:p text:style-name="P10"><text:span text:style-name="T2"><text:tab/></text:span><text:span text:style-name="T11">Horrible loops.</text:span></text:p>
      <text:p text:style-name="P8"><text:span text:style-name="T4"><text:tab/></text:span><text:span text:style-name="T10">DC</text:span><text:span text:style-name="T4"> benchmark has </text:span><text:span text:style-name="T9">loops </text:span><text:span text:style-name="T10">printing standard output hence sequential. Loops, where it is hard to compute iteration count before executing the loop. While loops, where it is hard to indentify control variable and compute iteration count before loop execution. Loops, which contain irregular memory loads and stores to arrays. </text:span><text:span text:style-name="T11">Loops with multiple exits. </text:span></text:p>
      <text:p text:style-name="P17"><text:soft-page-break/><text:tab/>Parallelisible loop adc.c(191) escapes compiler analysis. Compiler cannot compute iteration count.</text:p>
      <text:p text:style-name="P8"><text:span text:style-name="T11"><text:tab/></text:span><text:span text:style-name="T12">Loop contains switch statement with function calls inside. Hence was not vectorized.</text:span></text:p>
      <text:p text:style-name="P18">adc.c is really probematic from parallelisation point of view.</text:p>
      <text:p text:style-name="P19"/>
      <text:p text:style-name="P12"><text:span text:style-name="T16">DC/</text:span><text:span text:style-name="T2">extbuild.c(672)</text:span></text:p>
      <text:p text:style-name="P20"/>
      <text:p text:style-name="P20">ICC cannot vectorize the loop extbuild.c(672), because it cannot compute the amount of iterations. There are loops with statically unknown number of iterations. </text:p>
      <text:p text:style-name="P11"><text:span text:style-name="T14">There are while loops working with the standard output streams in </text:span><text:span text:style-name="T13">extbuild.c(672). </text:span><text:span text:style-name="T15">In some places like </text:span><text:span text:style-name="T13">extbuild.c(</text:span><text:span text:style-name="T15">970) compiler can determine loop iteration count </text:span></text:p>
      <text:p text:style-name="P13"><text:span text:style-name="T2">There are loops in </text:span><text:span text:style-name="T7">D</text:span><text:span text:style-name="T2">C/</text:span><text:span text:style-name="T13">extbuild.c </text:span><text:span text:style-name="T2">file with control conditions like i&lt;adccntlp→nm, which in some cases escape vectorization due to unknown iteration count, and in some cases not. <text:s/></text:span></text:p>
      <text:p text:style-name="P19"/>
      <text:p text:style-name="P12"><text:span text:style-name="T16">DC/jobcntl</text:span><text:span text:style-name="T2">.c(672)</text:span></text:p>
      <text:p text:style-name="P21"/>
      <text:p text:style-name="P16"/>
      <text:p text:style-name="P16"/>
      <text:p text:style-name="P10"><text:span text:style-name="T7">E</text:span><text:span text:style-name="T2">P</text:span></text:p>
      <text:p text:style-name="P7"><text:span text:style-name="T4"><text:tab/></text:span><text:span text:style-name="T10">EP</text:span><text:span text:style-name="T4"> benchmark has </text:span><text:span text:style-name="T9">loops with multiple exits (through break statement), which escape vectorization.</text:span></text:p>
      <text:p text:style-name="P22"/>
      <text:p text:style-name="P22">IS</text:p>
      <text:p text:style-name="P9"><text:span text:style-name="T4"><text:tab/></text:span><text:span text:style-name="T17">IS</text:span><text:span text:style-name="T4"> benchmark has </text:span><text:span text:style-name="T17">some loops, which compiler does not parallelise due to insufficient computational work. There are loops, which are generally not parallelisible, but have openmp pragma added in front of them, due to programmers specific knowledge (that some pointers do not alias, arrays contain certain types of values in indirect indexing, etc.) .</text:span></text:p>
      <text:p text:style-name="P23"/>
      <text:p text:style-name="P9"><text:span text:style-name="T17"><text:tab/></text:span><text:span text:style-name="T18">IS benchmark contains a lot of loops with #openmp pragmas added in front of them, but even for a reader with a human comprehension it is not clear, that these loops are parallelisible. <text:s text:c="2"/></text:span><text:span text:style-name="T17"><text:s/></text:span></text:p>
      <text:p text:style-name="P22"/>
      <text:p text:style-name="P14"><text:span text:style-name="T17">L</text:span><text:span text:style-name="T2">U</text:span></text:p>
      <text:p text:style-name="P14"><text:span text:style-name="T2"><text:tab/></text:span><text:span text:style-name="T19">read_input.c has a lot of identical while(fgetc(fp) != ‘\n’) loops. It makes sence to leave just one for the consid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6:29:12.849122440</meta:creation-date>
    <dc:date>2019-01-07T09:32:29.598854907</dc:date>
    <meta:editing-duration>P1DT22H44M4S</meta:editing-duration>
    <meta:editing-cycles>19</meta:editing-cycles>
    <meta:generator>LibreOffice/6.0.3.2$Linux_X86_64 LibreOffice_project/00m0$Build-2</meta:generator>
    <meta:document-statistic meta:table-count="0" meta:image-count="0" meta:object-count="0" meta:page-count="2" meta:paragraph-count="31" meta:word-count="681" meta:character-count="4667" meta:non-whitespace-character-count="3976"/>
  </office:meta>
</office:document-meta>
</file>